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39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Article</text:p>
          </table:table-cell>
          <table:table-cell office:value-type="string">
            <text:p>Category</text:p>
          </table:table-cell>
          <table:table-cell office:value-type="string">
            <text:p>Author</text:p>
          </table:table-cell>
          <table:table-cell office:value-type="string">
            <text:p>Date</text:p>
          </table:table-cell>
          <table:table-cell office:value-type="string">
            <text:p>University</text:p>
          </table:table-cell>
          <table:table-cell office:value-type="string">
            <text:p>Read</text:p>
          </table:table-cell>
          <table:table-cell office:value-type="string">
            <text:p>Deep reading</text:p>
          </table:table-cell>
          <table:table-cell office:value-type="string">
            <text:p>Remarks 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Fast Generalized Subset Scan for Anomalous Pattern Detection</text:p>
          </table:table-cell>
          <table:table-cell office:value-type="string">
            <text:p>Machine Learning</text:p>
          </table:table-cell>
          <table:table-cell office:value-type="string">
            <text:p>Neill</text:p>
          </table:table-cell>
          <table:table-cell office:value-type="float" office:value="2013">
            <text:p>2013</text:p>
          </table:table-cell>
          <table:table-cell office:value-type="string">
            <text:p>CMU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http://www.cs.cmu.edu/~neill/papers/mcfowland13a.pdf</text:p>
          </table:table-cell>
        </table:table-row>
        <table:table-row table:style-name="ro1">
          <table:table-cell office:value-type="string">
            <text:p>Tutorial on Event Detection</text:p>
          </table:table-cell>
          <table:table-cell office:value-type="string">
            <text:p>Machine Learning</text:p>
          </table:table-cell>
          <table:table-cell office:value-type="string">
            <text:p>Neill</text:p>
          </table:table-cell>
          <table:table-cell office:value-type="float" office:value="2009">
            <text:p>2009</text:p>
          </table:table-cell>
          <table:table-cell office:value-type="string">
            <text:p>CMU</text:p>
          </table:table-cell>
          <table:table-cell table:number-columns-repeated="2"/>
          <table:table-cell office:value-type="string">
            <text:p>Tutorial</text:p>
          </table:table-cell>
          <table:table-cell office:value-type="string">
            <text:p>http://www.cs.cmu.edu/~neill/papers/eventdetection.pdf</text:p>
          </table:table-cell>
        </table:table-row>
        <table:table-row table:style-name="ro1">
          <table:table-cell office:value-type="string">
            <text:p>Using Topological Analysis to Support Event Detection in Urban Data</text:p>
          </table:table-cell>
          <table:table-cell office:value-type="string">
            <text:p>Data Mining</text:p>
          </table:table-cell>
          <table:table-cell office:value-type="string">
            <text:p>Freire</text:p>
          </table:table-cell>
          <table:table-cell/>
          <table:table-cell office:value-type="string">
            <text:p>NYU</text:p>
          </table:table-cell>
          <table:table-cell table:number-columns-repeated="2"/>
          <table:table-cell office:value-type="string">
            <text:p>Topological Data</text:p>
          </table:table-cell>
          <table:table-cell/>
        </table:table-row>
        <table:table-row table:style-name="ro1">
          <table:table-cell office:value-type="string">
            <text:p>Fast Subset Scan for spatial pattern detection</text:p>
          </table:table-cell>
          <table:table-cell office:value-type="string">
            <text:p>Machine Learning</text:p>
          </table:table-cell>
          <table:table-cell office:value-type="string">
            <text:p>Neill</text:p>
          </table:table-cell>
          <table:table-cell office:value-type="float" office:value="2012">
            <text:p>2012</text:p>
          </table:table-cell>
          <table:table-cell office:value-type="string">
            <text:p>CMU</text:p>
          </table:table-cell>
          <table:table-cell table:number-columns-repeated="3"/>
          <table:table-cell office:value-type="string">
            <text:p>http://www.cs.cmu.edu/~./neill/papers/jrssb2012.pdf</text:p>
          </table:table-cell>
        </table:table-row>
        <table:table-row table:style-name="ro1">
          <table:table-cell office:value-type="string">
            <text:p>A multivariate Bayesian scan <text:s/>statistic for early event detection and characterization</text:p>
          </table:table-cell>
          <table:table-cell office:value-type="string">
            <text:p>Machine Learning</text:p>
          </table:table-cell>
          <table:table-cell office:value-type="string">
            <text:p>Daniel B. Neill and Gregory F. Cooper </text:p>
          </table:table-cell>
          <table:table-cell office:value-type="float" office:value="2010">
            <text:p>2010</text:p>
          </table:table-cell>
          <table:table-cell table:number-columns-repeated="4"/>
          <table:table-cell office:value-type="string">
            <text:p>http://www.cs.cmu.edu/~neill/papers/MBSS.pdf</text:p>
          </table:table-cell>
        </table:table-row>
        <table:table-row table:style-name="ro1">
          <table:table-cell office:value-type="string">
            <text:p>A generalized fast subset sums framework for Bayesian event detection</text:p>
          </table:table-cell>
          <table:table-cell office:value-type="string">
            <text:p>Machine Learning</text:p>
          </table:table-cell>
          <table:table-cell office:value-type="string">
            <text:p>Kan Shao, Yandong Liu, and Daniel B. Neill </text:p>
          </table:table-cell>
          <table:table-cell office:value-type="float" office:value="2013">
            <text:p>2013</text:p>
          </table:table-cell>
          <table:table-cell table:number-columns-repeated="4"/>
          <table:table-cell office:value-type="string">
            <text:p>https://www.cs.cmu.edu/~neill/papers/icdm2011.pdf</text:p>
          </table:table-cell>
        </table:table-row>
        <table:table-row table:style-name="ro1">
          <table:table-cell office:value-type="string">
            <text:p><text:s/>A Bayesian Model for Cluster Detection</text:p>
          </table:table-cell>
          <table:table-cell office:value-type="string">
            <text:p>Machine Learning</text:p>
          </table:table-cell>
          <table:table-cell office:value-type="string">
            <text:p>J. Wakefield and A. Kim </text:p>
          </table:table-cell>
          <table:table-cell office:value-type="float" office:value="2013">
            <text:p>2013</text:p>
          </table:table-cell>
          <table:table-cell table:number-columns-repeated="3"/>
          <table:table-cell office:value-type="string">
            <text:p>Biostats</text:p>
          </table:table-cell>
          <table:table-cell office:value-type="string">
            <text:p>http://biostatistics.oxfordjournals.org/content/early/2013/03/07/biostatistics.kxt001</text:p>
          </table:table-cell>
        </table:table-row>
        <table:table-row table:style-name="ro1">
          <table:table-cell office:value-type="string">
            <text:p>Fast subset scan for multivariate event detection</text:p>
          </table:table-cell>
          <table:table-cell office:value-type="string">
            <text:p>Machine Learning</text:p>
          </table:table-cell>
          <table:table-cell office:value-type="string">
            <text:p>Daniel B. Neill, Edward McFowland III</text:p>
          </table:table-cell>
          <table:table-cell office:value-type="float" office:value="2013">
            <text:p>2013</text:p>
          </table:table-cell>
          <table:table-cell table:number-columns-repeated="3"/>
          <table:table-cell office:value-type="string">
            <text:p>Statistics in Medicine </text:p>
          </table:table-cell>
          <table:table-cell office:value-type="string">
            <text:p>http://www.cs.cmu.edu/~neill/papers/StatMed2013.pdf</text:p>
          </table:table-cell>
        </table:table-row>
        <table:table-row table:style-name="ro1">
          <table:table-cell office:value-type="string">
            <text:p>Scalable detection of anomalous patterns with connectivity constraints </text:p>
          </table:table-cell>
          <table:table-cell office:value-type="string">
            <text:p>Machine Learning</text:p>
          </table:table-cell>
          <table:table-cell office:value-type="string">
            <text:p>Skyler Speakman, Edward McFowland III, and Daniel B. Neill </text:p>
          </table:table-cell>
          <table:table-cell office:value-type="float" office:value="2015">
            <text:p>2015</text:p>
          </table:table-cell>
          <table:table-cell table:number-columns-repeated="4"/>
          <table:table-cell office:value-type="string">
            <text:p>http://www.cs.cmu.edu/~neill/papers/GraphScan2015.pdf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1">
          <table:table-cell office:value-type="string">
            <text:p>Spatio­Temporal Event Detection Using Dynamic Conditional Random Fields</text:p>
          </table:table-cell>
          <table:table-cell office:value-type="string">
            <text:p>Data Mining</text:p>
          </table:table-cell>
          <table:table-cell office:value-type="string">
            <text:p>Yin, Jie, Derek Hao Hu, and Qiang Yang </text:p>
          </table:table-cell>
          <table:table-cell office:value-type="float" office:value="2009">
            <text:p>2009</text:p>
          </table:table-cell>
          <table:table-cell table:number-columns-repeated="4"/>
          <table:table-cell office:value-type="string">
            <text:p>https://www.cse.ust.hk/~derekhh/publications/ijcai2009b.pdf</text:p>
          </table:table-cell>
        </table:table-row>
        <table:table-row table:style-name="ro1">
          <table:table-cell office:value-type="string">
            <text:p>Testing the significance of spatio­temporal teleconnection patterns</text:p>
          </table:table-cell>
          <table:table-cell office:value-type="string">
            <text:p>Data Mining</text:p>
          </table:table-cell>
          <table:table-cell office:value-type="string">
            <text:p>Kawale, Jaya, et al. </text:p>
          </table:table-cell>
          <table:table-cell office:value-type="float" office:value="2012">
            <text:p>2012</text:p>
          </table:table-cell>
          <table:table-cell table:number-columns-repeated="4"/>
          <table:table-cell office:value-type="string">
            <text:p>http://www-users.cs.umn.edu/~ksteinha/papers/KDD12.pdf</text:p>
          </table:table-cell>
        </table:table-row>
        <table:table-row table:style-name="ro1">
          <table:table-cell office:value-type="string">
            <text:p>FUNNEL: automatic mining of spatially coevolving epidemics</text:p>
          </table:table-cell>
          <table:table-cell office:value-type="string">
            <text:p>Data Mining</text:p>
          </table:table-cell>
          <table:table-cell office:value-type="string">
            <text:p>Matsubara, Yasuko, et al </text:p>
          </table:table-cell>
          <table:table-cell office:value-type="float" office:value="2014">
            <text:p>2014</text:p>
          </table:table-cell>
          <table:table-cell table:number-columns-repeated="4"/>
          <table:table-cell office:value-type="string">
            <text:p>http://www.cs.cmu.edu/~christos/PUBLICATIONS/14-kdd-funnel.pdf</text:p>
          </table:table-cell>
        </table:table-row>
        <table:table-row table:style-name="ro1">
          <table:table-cell office:value-type="string">
            <text:p>Assembler: Efficient Discovery of Spatial Co­evolving Patterns in Massive Geo­sensory Data</text:p>
          </table:table-cell>
          <table:table-cell office:value-type="string">
            <text:p>Data Mining</text:p>
          </table:table-cell>
          <table:table-cell office:value-type="string">
            <text:p>Zhang, Chao, et al </text:p>
          </table:table-cell>
          <table:table-cell office:value-type="float" office:value="2015">
            <text:p>2015</text:p>
          </table:table-cell>
          <table:table-cell table:number-columns-repeated="4"/>
          <table:table-cell office:value-type="string">
            <text:p>http://research.microsoft.com/pubs/246750/scp-yuzheng-kdd2015.pdf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17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 Legros</meta:initial-creator>
    <meta:creation-date>2016-04-28T16:21:23.95</meta:creation-date>
    <dc:date>2016-04-28T17:21:08.90</dc:date>
    <dc:creator>Ferdinand Legros</dc:creator>
    <meta:editing-duration>PT59M45S</meta:editing-duration>
    <meta:editing-cycles>2</meta:editing-cycles>
    <meta:generator>OpenOffice/4.1.2$Win32 OpenOffice.org_project/412m3$Build-9782</meta:generator>
    <meta:document-statistic meta:table-count="3" meta:cell-count="82" meta:object-count="0"/>
    <meta:user-defined meta:name=""/>
  </office:meta>
</office:document-meta>
</file>